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49395cc" officeooo:paragraph-rsid="04dd3628"/>
    </style:style>
    <style:style style:name="P4" style:family="paragraph" style:parent-style-name="Heading_20_2">
      <style:text-properties officeooo:rsid="049395cc" officeooo:paragraph-rsid="04e85955"/>
    </style:style>
    <style:style style:name="P5" style:family="paragraph" style:parent-style-name="Heading_20_2">
      <style:text-properties officeooo:rsid="049395cc" officeooo:paragraph-rsid="04f75488"/>
    </style:style>
    <style:style style:name="P6" style:family="paragraph" style:parent-style-name="Text_20_body">
      <style:text-properties style:font-name="David CLM" fo:font-weight="normal" officeooo:rsid="04e3d25c" officeooo:paragraph-rsid="04e3d25c" style:font-weight-asian="normal" style:font-name-complex="David CLM" style:font-weight-complex="normal"/>
    </style:style>
    <style:style style:name="P7" style:family="paragraph" style:parent-style-name="Text_20_body">
      <style:text-properties officeooo:rsid="04e85955" officeooo:paragraph-rsid="04e85955"/>
    </style:style>
    <style:style style:name="P8" style:family="paragraph" style:parent-style-name="Text_20_body">
      <style:text-properties officeooo:rsid="04e85955" officeooo:paragraph-rsid="04ea0b7b"/>
    </style:style>
    <style:style style:name="P9" style:family="paragraph" style:parent-style-name="Text_20_body">
      <style:text-properties officeooo:rsid="04e85955" officeooo:paragraph-rsid="04f09a77"/>
    </style:style>
    <style:style style:name="P10" style:family="paragraph" style:parent-style-name="Text_20_body">
      <style:text-properties officeooo:rsid="04ea0b7b" officeooo:paragraph-rsid="04ea0b7b"/>
    </style:style>
    <style:style style:name="P11" style:family="paragraph" style:parent-style-name="Text_20_body">
      <style:text-properties officeooo:rsid="04f24abf" officeooo:paragraph-rsid="04f24abf"/>
    </style:style>
    <style:style style:name="P12" style:family="paragraph" style:parent-style-name="Text_20_body">
      <style:text-properties officeooo:rsid="04f2e76b" officeooo:paragraph-rsid="04f2e76b"/>
    </style:style>
    <style:style style:name="P13" style:family="paragraph" style:parent-style-name="Text_20_body">
      <style:text-properties officeooo:rsid="04f3f700" officeooo:paragraph-rsid="04f3f700"/>
    </style:style>
    <style:style style:name="P14" style:family="paragraph" style:parent-style-name="Text_20_body">
      <style:text-properties officeooo:rsid="04f75488" officeooo:paragraph-rsid="04f75488"/>
    </style:style>
    <style:style style:name="P15" style:family="paragraph" style:parent-style-name="Text_20_body">
      <style:text-properties officeooo:rsid="04f75488" officeooo:paragraph-rsid="04f9274a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4f9274a" officeooo:paragraph-rsid="04f9274a"/>
    </style:style>
    <style:style style:name="P17" style:family="paragraph" style:parent-style-name="Heading_20_2">
      <style:text-properties style:font-name="David CLM" fo:font-weight="normal" officeooo:rsid="04e3d25c" officeooo:paragraph-rsid="04ea0b7b" style:font-weight-asian="normal" style:font-name-complex="David CLM" style:font-weight-complex="normal"/>
    </style:style>
    <style:style style:name="P18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officeooo:rsid="04e3d25c"/>
    </style:style>
    <style:style style:name="T4" style:family="text">
      <style:text-properties officeooo:rsid="04e68b8b"/>
    </style:style>
    <style:style style:name="T5" style:family="text">
      <style:text-properties officeooo:rsid="04e85955"/>
    </style:style>
    <style:style style:name="T6" style:family="text">
      <style:text-properties officeooo:rsid="04ea0b7b"/>
    </style:style>
    <style:style style:name="T7" style:family="text">
      <style:text-properties officeooo:rsid="04ed9ec1"/>
    </style:style>
    <style:style style:name="T8" style:family="text">
      <style:text-properties officeooo:rsid="04ef1015"/>
    </style:style>
    <style:style style:name="T9" style:family="text">
      <style:text-properties officeooo:rsid="04f09a77"/>
    </style:style>
    <style:style style:name="T10" style:family="text">
      <style:text-properties officeooo:rsid="04f24abf"/>
    </style:style>
    <style:style style:name="T11" style:family="text">
      <style:text-properties officeooo:rsid="04f2cf04"/>
    </style:style>
    <style:style style:name="T12" style:family="text">
      <style:text-properties officeooo:rsid="04f3f700"/>
    </style:style>
    <style:style style:name="T13" style:family="text">
      <style:text-properties officeooo:rsid="04f75488"/>
    </style:style>
    <style:style style:name="T14" style:family="text">
      <style:text-properties officeooo:rsid="04f9274a"/>
    </style:style>
    <style:style style:name="T15" style:family="text">
      <style:text-properties officeooo:rsid="04fa297d"/>
    </style:style>
    <style:style style:name="T16" style:family="text">
      <style:text-properties officeooo:rsid="04fa9043"/>
    </style:style>
    <style:style style:name="T17" style:family="text">
      <style:text-properties officeooo:rsid="04fbc1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1">מטלה</text:span> –<text:span text:style-name="T2"> החלפות ומבחנים</text:span></text:h>
      <text:p text:style-name="P5">שאלה <text:span text:style-name="T8">1</text:span>: <text:span text:style-name="T11">החלפת כליות עם סדרי עדיפויות</text:span></text:p>
      <text:p text:style-name="P12">במרכז ההשתלות הלאומי <text:span text:style-name="T12">החליטו לתת עדיפות לחולים עם משפחות גדולות - כי יותר אנשים ישמחו אם הם יהיו בריאים. הוגדר שרמת ה"שמחה" של כל חולה שווה למספר הנפשות במשפחה שלו. </text:span></text:p>
      <text:p text:style-name="P13">א. תארו אלגוריתם הממקסם את רמת השמחה.</text:p>
      <text:p text:style-name="P13">ב. ממשו את האלגוריתם בפייתון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15T17:40:53.140844103</dc:date>
    <meta:editing-duration>P9DT9H50M8S</meta:editing-duration>
    <meta:editing-cycles>1135</meta:editing-cycles>
    <dc:creator>Erel Segal-Halevi</dc:creator>
    <meta:document-statistic meta:table-count="0" meta:image-count="0" meta:object-count="0" meta:page-count="1" meta:paragraph-count="7" meta:word-count="59" meta:character-count="309" meta:non-whitespace-character-count="255"/>
  </office:meta>
</office:document-meta>
</file>